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759cm" fo:min-width="6.759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505cm" fo:min-width="2.822cm"/>
      <style:paragraph-properties style:writing-mode="lr-tb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796cm" fo:min-width="1.21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07cm" fo:min-width="0.55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2.62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0.131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1.467cm" fo:min-width="1.44cm"/>
      <style:paragraph-properties style:writing-mode="lr-tb"/>
    </style:style>
    <style:style style:name="gr8" style:family="graphic" style:parent-style-name="standard">
      <style:graphic-properties svg:stroke-width="0.1cm" svg:stroke-color="#996633" draw:marker-start-width="0.5cm" draw:marker-end="Arrow" draw:marker-end-width="0.5cm" draw:textarea-vertical-align="middle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00ff00" draw:marker-start="" draw:marker-start-width="0.5cm" draw:marker-end="Symmetric_20_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4c4c4c" draw:marker-start-width="0.5cm" draw:marker-end="Arrow" draw:marker-end-width="0.5cm" draw:textarea-vertical-align="middle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72cm" fo:min-width="0.915cm"/>
      <style:paragraph-properties style:writing-mode="lr-tb"/>
    </style:style>
    <style:style style:name="gr12" style:family="graphic" style:parent-style-name="standard">
      <style:graphic-properties svg:stroke-width="0.1cm" svg:stroke-color="#996633" draw:marker-start="Arrow" draw:marker-start-width="0.5cm" draw:marker-end-width="0.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cm" fo:min-width="12.38cm"/>
    </style:style>
    <style:style style:name="gr14" style:family="graphic" style:parent-style-name="standard">
      <style:graphic-properties svg:stroke-width="0.1cm" svg:stroke-color="#ff00ff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0080" draw:marker-start-width="0.5cm" draw:marker-end-width="0.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00" draw:marker-start="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996633" draw:marker-start-width="0.35cm" draw:marker-end="Arrow" draw:marker-end-width="0.55cm" draw:textarea-vertical-align="middle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1.062cm" fo:min-width="1.99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47cm" fo:min-width="0.697cm"/>
      <style:paragraph-properties style:writing-mode="lr-tb"/>
    </style:style>
    <style:style style:name="gr20" style:family="graphic" style:parent-style-name="standard">
      <style:graphic-properties svg:stroke-width="0.1cm" svg:stroke-color="#ff00ff" draw:marker-start-width="0.5cm" draw:marker-end="Arrow" draw:marker-end-width="0.5cm" draw:textarea-vertical-align="middle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1cm" svg:stroke-color="#ff0000" draw:marker-start="" draw:marker-start-width="0.5cm" draw:marker-end="Arrow" draw:marker-end-width="0.5cm" draw:textarea-vertical-align="middle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svg:stroke-width="0.1cm" svg:stroke-color="#00ff00" draw:marker-start="" draw:marker-start-width="0.5cm" draw:marker-end="Symmetric_20_Arrow" draw:marker-end-width="0.5cm" draw:textarea-vertical-align="middle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492cm" fo:min-width="1.363cm"/>
      <style:paragraph-properties style:writing-mode="lr-tb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 fo:min-height="2.29cm" fo:min-width="4.919cm"/>
      <style:paragraph-properties style:writing-mode="lr-tb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.935cm" fo:min-width="1.9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9cm" svg:height="6.009cm" svg:x="7.262cm" svg:y="10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322cm" svg:height="1.755cm" svg:x="3.472cm" svg:y="8.583cm">
          <text:p text:style-name="P2">5v</text:p>
          <text:p text:style-name="P2">Transform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716cm" svg:height="1.046cm" svg:x="10.615cm" svg:y="11.157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493cm" svg:height="1.493cm" svg:x="16.699cm" svg:y="6.725cm">
          <text:p text:style-name="P2">E clock</text:p>
          <text:p text:style-name="P2">fl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493cm" svg:height="1.493cm" svg:x="13.957cm" svg:y="23.623cm">
          <text:p text:style-name="P2">W clock</text:p>
          <text:p text:style-name="P2">fl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0.448cm" svg:height="12.876cm" svg:x="1.53cm" svg:y="2.0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448cm" svg:height="12.876cm" svg:x="18.585cm" svg:y="2.0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448cm" svg:height="10.381cm" svg:x="18.586cm" svg:y="15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1.94cm" svg:height="1.717cm" svg:x="12.246cm" svg:y="14.273cm">
          <text:p text:style-name="P2">4-plug</text:p>
          <text:p text:style-name="P2">ctrl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9.991cm" svg:y1="15.134cm" svg:x2="12.246cm" svg:y2="15.131cm" draw:start-shape="id1" draw:start-glue-point="1" draw:end-shape="id2" draw:end-glue-point="3" svg:d="M9991 15134h1127v-3h1128" svg:viewBox="0 0 2256 4">
          <text:p text:style-name="P2"/>
          <text:p text:style-name="P2"/>
        </draw:connector>
        <draw:connector draw:style-name="gr9" draw:text-style-name="P2" draw:layer="layout" svg:x1="9.458cm" svg:y1="13.235cm" svg:x2="11.473cm" svg:y2="12.203cm" draw:start-shape="id3" draw:start-glue-point="1" draw:end-shape="id4" draw:end-glue-point="2" svg:d="M9458 13235h2015v-1032" svg:viewBox="0 0 2016 1033">
          <text:p/>
        </draw:connector>
        <draw:connector draw:style-name="gr8" draw:text-style-name="P2" draw:layer="layout" draw:line-skew="0.375cm" svg:x1="14.186cm" svg:y1="15.131cm" svg:x2="16.699cm" svg:y2="7.472cm" draw:start-shape="id2" draw:start-glue-point="1" draw:end-shape="id5" draw:end-glue-point="6" svg:d="M14186 15131h1519v-7659h994" svg:viewBox="0 0 2514 7660">
          <text:p text:style-name="P2"><text:s text:c="11"/><text:s text:c="6"/></text:p>
        </draw:connector>
        <draw:connector draw:style-name="gr8" draw:text-style-name="P2" draw:layer="layout" svg:x1="14.186cm" svg:y1="15.131cm" svg:x2="14.704cm" svg:y2="23.623cm" draw:start-shape="id2" draw:start-glue-point="1" draw:end-shape="id6" draw:end-glue-point="4" svg:d="M14186 15131h518v8492" svg:viewBox="0 0 519 8493">
          <text:p text:style-name="P2"/>
          <text:p text:style-name="P2"/>
        </draw:connector>
        <draw:connector draw:style-name="gr10" draw:text-style-name="P2" draw:layer="layout" svg:x1="15.45cm" svg:y1="24.37cm" svg:x2="17.446cm" svg:y2="8.218cm" draw:start-shape="id6" draw:start-glue-point="10" draw:end-shape="id5" draw:end-glue-point="8" svg:d="M15450 24370h1996v-16152" svg:viewBox="0 0 1997 16153">
          <text:p text:style-name="P2"><text:s text:c="4"/></text:p>
        </draw:connector>
        <draw:connector draw:style-name="gr10" draw:text-style-name="P2" draw:layer="layout" svg:x1="12.331cm" svg:y1="11.68cm" svg:x2="15.232cm" svg:y2="23.841cm" draw:start-shape="id4" draw:start-glue-point="1" draw:end-shape="id6" draw:end-glue-point="11" svg:d="M12331 11680h2901v12161" svg:viewBox="0 0 2902 12162">
          <text:p text:style-name="P2"><text:s text:c="18"/></text:p>
        </draw:connector>
        <draw:custom-shape draw:style-name="gr11" draw:text-style-name="P3" xml:id="id3" draw:id="id3" draw:layer="layout" svg:width="1.415cm" svg:height="0.97cm" svg:x="8.043cm" svg:y="12.75cm">
          <text:p text:style-name="P2">3v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6.794cm" svg:y1="9.46cm" svg:x2="13.216cm" svg:y2="14.273cm" draw:start-shape="id7" draw:start-glue-point="1" draw:end-shape="id2" draw:end-glue-point="0" svg:d="M6794 9460h6422v4813" svg:viewBox="0 0 6423 4814">
          <text:p/>
        </draw:connector>
        <draw:custom-shape draw:style-name="gr13" draw:text-style-name="P2" xml:id="id8" draw:id="id8" draw:layer="layout" svg:width="12.88cm" svg:height="0.45cm" svg:x="5.074cm" svg:y="1.715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3.472cm" svg:y1="9.46cm" svg:x2="5.074cm" svg:y2="1.94cm" draw:start-shape="id7" draw:start-glue-point="3" draw:end-shape="id8" draw:end-glue-point="3" svg:d="M3472 9460h-540v-7520h2142" svg:viewBox="0 0 2143 7521">
          <text:p/>
        </draw:connector>
        <draw:connector draw:style-name="gr15" draw:text-style-name="P2" draw:layer="layout" draw:line-skew="0cm 1.325cm" svg:x1="1.754cm" svg:y1="2.088cm" svg:x2="5.074cm" svg:y2="1.94cm" draw:start-shape="id9" draw:start-glue-point="0" draw:end-shape="id8" draw:end-glue-point="3" svg:d="M1754 2088v-501h3097v353h223" svg:viewBox="0 0 3321 502">
          <text:p/>
        </draw:connector>
        <draw:connector draw:style-name="gr15" draw:text-style-name="P2" draw:layer="layout" svg:x1="17.954cm" svg:y1="1.94cm" svg:x2="18.809cm" svg:y2="2.089cm" draw:start-shape="id8" draw:start-glue-point="1" draw:end-shape="id10" draw:end-glue-point="0" svg:d="M17954 1940h855v149" svg:viewBox="0 0 856 150">
          <text:p/>
        </draw:connector>
        <draw:connector draw:style-name="gr15" draw:text-style-name="P2" draw:layer="layout" svg:x1="18.81cm" svg:y1="15.824cm" svg:x2="18.809cm" svg:y2="14.965cm" draw:start-shape="id11" draw:start-glue-point="0" draw:end-shape="id10" draw:end-glue-point="2" svg:d="M18810 15824v-430h-1v-429" svg:viewBox="0 0 2 860">
          <text:p/>
        </draw:connector>
        <draw:connector draw:style-name="gr14" draw:text-style-name="P2" draw:layer="layout" draw:line-skew="0cm 1.405cm" svg:x1="3.472cm" svg:y1="9.46cm" svg:x2="18.81cm" svg:y2="26.205cm" draw:start-shape="id7" draw:start-glue-point="3" draw:end-shape="id11" draw:end-glue-point="2" svg:d="M3472 9460h-540v18650h15878v-1905" svg:viewBox="0 0 15879 18651">
          <text:p/>
        </draw:connector>
        <draw:connector draw:style-name="gr16" draw:text-style-name="P2" draw:layer="layout" draw:line-skew="-4.027cm 0.897cm" svg:x1="7.812cm" svg:y1="11.715cm" svg:x2="18.81cm" svg:y2="26.205cm" draw:start-shape="id12" draw:start-glue-point="3" draw:end-shape="id11" draw:end-glue-point="2" svg:d="M7812 11715h-4529v15887h15527v-1397" svg:viewBox="0 0 15528 15888">
          <text:p/>
        </draw:connector>
        <draw:connector draw:style-name="gr16" draw:text-style-name="P2" draw:layer="layout" draw:type="line" svg:x1="12.331cm" svg:y1="11.68cm" svg:x2="13.216cm" svg:y2="14.273cm" draw:start-shape="id4" draw:start-glue-point="1" draw:end-shape="id2" draw:end-glue-point="0" svg:d="M12331 11680l885 2593" svg:viewBox="0 0 886 2594">
          <text:p/>
        </draw:connector>
        <draw:custom-shape draw:style-name="gr4" draw:text-style-name="P2" xml:id="id13" draw:id="id13" draw:layer="layout" svg:width="1.493cm" svg:height="1.493cm" svg:x="11.076cm" svg:y="2.878cm">
          <text:p text:style-name="P2">Cupola</text:p>
          <text:p text:style-name="P2">s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line-skew="0cm 100cm 100cm" svg:x1="16.917cm" svg:y1="6.943cm" svg:x2="11.823cm" svg:y2="4.371cm" draw:start-shape="id5" draw:start-glue-point="5" draw:end-shape="id13" draw:end-glue-point="8" svg:d="M16917 6943v-1395h-5094v-1177" svg:viewBox="0 0 5095 2573">
          <text:p text:style-name="P2"/>
        </draw:connector>
        <draw:connector draw:style-name="gr10" draw:text-style-name="P2" draw:layer="layout" svg:x1="17.446cm" svg:y1="6.725cm" svg:x2="12.569cm" svg:y2="3.625cm" draw:start-shape="id5" draw:start-glue-point="4" draw:end-shape="id13" draw:end-glue-point="10" svg:d="M17446 6725v-3100h-4877" svg:viewBox="0 0 4878 3101">
          <text:p text:style-name="P4"><text:s text:c="20"/></text:p>
          <text:p text:style-name="P4"/>
        </draw:connector>
        <draw:connector draw:style-name="gr8" draw:text-style-name="P2" draw:layer="layout" svg:x1="7.351cm" svg:y1="20.12cm" svg:x2="8.742cm" svg:y2="15.79cm" draw:end-shape="id1" draw:end-glue-point="2" svg:d="M7351 20120v-1914h1391v-2416" svg:viewBox="0 0 1392 4331">
          <text:p text:style-name="P2"/>
          <text:p text:style-name="P2"/>
        </draw:connector>
        <draw:custom-shape draw:style-name="gr18" draw:text-style-name="P3" xml:id="id1" draw:id="id1" draw:layer="layout" svg:width="2.497cm" svg:height="1.312cm" svg:x="7.494cm" svg:y="14.478cm">
          <text:p text:style-name="P2">4-way</text:p>
          <text:p text:style-name="P2">socket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8.742cm" svg:y1="14.478cm" svg:x2="8.75cm" svg:y2="13.72cm" draw:start-shape="id1" draw:start-glue-point="0" draw:end-shape="id3" draw:end-glue-point="2" svg:d="M8742 14478v-379h8v-379" svg:viewBox="0 0 9 759">
          <text:p text:style-name="P2"/>
          <text:p text:style-name="P2"/>
        </draw:connector>
        <draw:custom-shape draw:style-name="gr19" draw:text-style-name="P2" draw:layer="layout" svg:width="1.693cm" svg:height="1.693cm" svg:x="6.519cm" svg:y="20.151cm">
          <text:p text:style-name="P2">Mains</text:p>
          <text:p text:style-name="P2">re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3.81cm" svg:y1="4.954cm" svg:x2="5.969cm" svg:y2="4.954cm" svg:d="M3810 4954h2159" svg:viewBox="0 0 2160 1">
          <text:p text:style-name="P2"><text:s text:c="22"/>250V</text:p>
        </draw:connector>
        <draw:connector draw:style-name="gr10" draw:text-style-name="P2" draw:layer="layout" svg:x1="3.778cm" svg:y1="7.847cm" svg:x2="5.842cm" svg:y2="7.858cm" svg:d="M3778 7847h1032v11h1032" svg:viewBox="0 0 2065 12">
          <text:p text:style-name="P4"><text:s text:c="22"/>DMX</text:p>
        </draw:connector>
        <draw:connector draw:style-name="gr20" draw:text-style-name="P2" draw:layer="layout" svg:x1="3.724cm" svg:y1="5.677cm" svg:x2="5.84cm" svg:y2="5.677cm" svg:d="M3724 5677h2116" svg:viewBox="0 0 2117 1">
          <text:p text:style-name="P2"><text:s text:c="4"/><text:s text:c="4"/><text:s text:c="4"/><text:s text:c="4"/><text:s text:c="3"/>5V</text:p>
        </draw:connector>
        <draw:connector draw:style-name="gr21" draw:text-style-name="P2" draw:layer="layout" draw:type="lines" svg:x1="3.81cm" svg:y1="7.24cm" svg:x2="5.779cm" svg:y2="7.271cm" svg:d="M3810 7240l1969 31" svg:viewBox="0 0 1970 32">
          <text:p text:style-name="P2"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RPi Control</text:p>
        </draw:connector>
        <draw:connector draw:style-name="gr22" draw:text-style-name="P2" draw:layer="layout" svg:x1="3.894cm" svg:y1="6.318cm" svg:x2="5.714cm" svg:y2="6.318cm" svg:d="M3894 6318h1820" svg:viewBox="0 0 1821 1">
          <text:p text:style-name="P2"><text:s text:c="15"/><text:s text:c="4"/>3V</text:p>
        </draw:connector>
        <draw:custom-shape draw:style-name="gr23" draw:text-style-name="P5" xml:id="id12" draw:id="id12" draw:layer="layout" svg:width="1.863cm" svg:height="0.742cm" svg:x="7.812cm" svg:y="11.344cm">
          <text:p text:style-name="P2">LEDs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0.615cm" svg:y1="11.68cm" svg:x2="9.675cm" svg:y2="11.715cm" draw:start-shape="id4" draw:start-glue-point="3" draw:end-shape="id12" draw:end-glue-point="1" svg:d="M10615 11680h-470v35h-470" svg:viewBox="0 0 941 36">
          <text:p/>
        </draw:connector>
        <draw:connector draw:style-name="gr14" draw:text-style-name="P2" draw:layer="layout" draw:type="line" svg:x1="5.133cm" svg:y1="10.338cm" svg:x2="7.812cm" svg:y2="11.715cm" draw:start-shape="id7" draw:start-glue-point="2" draw:end-shape="id12" draw:end-glue-point="3" svg:d="M5133 10338l2679 1377" svg:viewBox="0 0 2680 1378">
          <text:p/>
        </draw:connector>
        <draw:custom-shape draw:style-name="gr24" draw:text-style-name="P6" draw:layer="layout" svg:width="5.419cm" svg:height="2.54cm" svg:x="3.979cm" svg:y="24.427cm">
          <text:p text:style-name="P2">Christmas Lights</text:p>
          <text:p text:style-name="P2">(cupola)</text:p>
          <text:p text:style-name="P2">wiring for 2020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3" xml:id="id15" draw:id="id15" draw:layer="layout" svg:width="1.716cm" svg:height="1.046cm" svg:x="10.149cm" svg:y="22.502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11" draw:text-style-name="P3" xml:id="id14" draw:id="id14" draw:layer="layout" svg:width="1.415cm" svg:height="0.97cm" svg:x="10.287cm" svg:y="20.709cm">
          <text:p text:style-name="P2">3v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994cm" svg:y1="21.679cm" svg:x2="11.007cm" svg:y2="22.502cm" draw:start-shape="id14" draw:start-glue-point="2" draw:end-shape="id15" draw:end-glue-point="0" svg:d="M10994 21679v412h13v411" svg:viewBox="0 0 14 824">
          <text:p/>
        </draw:connector>
        <draw:custom-shape draw:style-name="gr4" draw:text-style-name="P2" xml:id="id16" draw:id="id16" draw:layer="layout" svg:width="1.493cm" svg:height="1.493cm" svg:x="14.762cm" svg:y="23.581cm">
          <text:p text:style-name="P2">Flood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11.865cm" svg:y1="23.025cm" svg:x2="14.98cm" svg:y2="23.799cm" draw:start-shape="id15" draw:start-glue-point="1" draw:end-shape="id16" draw:end-glue-point="5" svg:d="M11865 23025h1448v774h1667" svg:viewBox="0 0 3116 775">
          <text:p text:style-name="P2"><text:s text:c="18"/></text:p>
        </draw:connector>
        <draw:connector draw:style-name="gr8" draw:text-style-name="P2" draw:layer="layout" svg:x1="4.657cm" svg:y1="19.316cm" svg:x2="14.762cm" svg:y2="24.328cm" draw:start-shape="id17" draw:start-glue-point="1" draw:end-shape="id16" draw:end-glue-point="6" svg:d="M4657 19316h5052v5012h5053" svg:viewBox="0 0 10106 5013">
          <text:p text:style-name="P2"/>
          <text:p text:style-name="P2"/>
        </draw:connector>
        <draw:connector draw:style-name="gr8" draw:text-style-name="P2" draw:layer="layout" svg:x1="4.614cm" svg:y1="16.594cm" svg:x2="10.994cm" svg:y2="20.709cm" draw:start-shape="id18" draw:start-glue-point="1" draw:end-shape="id14" draw:end-glue-point="0" svg:d="M4614 16594h6380v4115" svg:viewBox="0 0 6381 4116">
          <text:p text:style-name="P2"/>
          <text:p text:style-name="P2"/>
        </draw:connector>
        <draw:custom-shape draw:style-name="gr25" draw:text-style-name="P3" xml:id="id18" draw:id="id18" draw:layer="layout" svg:width="2.497cm" svg:height="1.185cm" svg:x="2.117cm" svg:y="16.002cm">
          <text:p text:style-name="P2">Mains</text:p>
          <draw:enhanced-geometry svg:viewBox="0 0 21600 21600" draw:type="rectangle" draw:enhanced-path="M 0 0 L 21600 0 21600 21600 0 21600 0 0 Z N"/>
        </draw:custom-shape>
        <draw:custom-shape draw:style-name="gr18" draw:text-style-name="P3" xml:id="id17" draw:id="id17" draw:layer="layout" svg:width="2.497cm" svg:height="1.312cm" svg:x="2.16cm" svg:y="18.66cm">
          <text:p text:style-name="P2">Time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3.365cm" svg:y1="17.187cm" svg:x2="3.408cm" svg:y2="18.66cm" draw:start-shape="id18" draw:start-glue-point="2" draw:end-shape="id17" draw:end-glue-point="0" svg:d="M3365 17187v736h43v737" svg:viewBox="0 0 44 1474">
          <text:p text:style-name="P2"/>
          <text:p text:style-name="P2"/>
        </draw:connector>
        <draw:custom-shape draw:style-name="gr4" draw:text-style-name="P2" xml:id="id19" draw:id="id19" draw:layer="layout" svg:width="1.493cm" svg:height="1.493cm" svg:x="14.766cm" svg:y="16.003cm">
          <text:p text:style-name="P2">Flood</text:p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493cm" svg:height="1.493cm" svg:x="14.77cm" svg:y="8.103cm">
          <text:p text:style-name="P2">Flood</text:p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15.509cm" svg:y1="23.581cm" svg:x2="15.513cm" svg:y2="17.496cm" draw:start-shape="id16" draw:start-glue-point="4" draw:end-shape="id19" draw:end-glue-point="8" svg:d="M15509 23581v-3043h4v-3042" svg:viewBox="0 0 5 6086">
          <text:p text:style-name="P2"/>
          <text:p text:style-name="P2"/>
        </draw:connector>
        <draw:connector draw:style-name="gr8" draw:text-style-name="P2" draw:layer="layout" svg:x1="15.513cm" svg:y1="16.003cm" svg:x2="15.517cm" svg:y2="9.596cm" draw:start-shape="id19" draw:start-glue-point="4" draw:end-shape="id20" draw:end-glue-point="8" svg:d="M15513 16003v-3204h4v-3203" svg:viewBox="0 0 5 6408">
          <text:p text:style-name="P2"/>
          <text:p text:style-name="P2"/>
        </draw:connector>
        <draw:connector draw:style-name="gr10" draw:text-style-name="P2" draw:layer="layout" svg:x1="16.037cm" svg:y1="23.799cm" svg:x2="16.041cm" svg:y2="17.278cm" draw:start-shape="id16" draw:start-glue-point="11" draw:end-shape="id19" draw:end-glue-point="9" svg:d="M16037 23799v-3261h4v-3260" svg:viewBox="0 0 5 6522">
          <text:p text:style-name="P2"><text:s text:c="18"/></text:p>
        </draw:connector>
        <draw:connector draw:style-name="gr10" draw:text-style-name="P2" draw:layer="layout" svg:x1="16.041cm" svg:y1="16.221cm" svg:x2="16.045cm" svg:y2="9.378cm" draw:start-shape="id19" draw:start-glue-point="11" draw:end-shape="id20" draw:end-glue-point="9" svg:d="M16041 16221v-3422h4v-3421" svg:viewBox="0 0 5 6844">
          <text:p text:style-name="P2"><text:s text:c="18"/></text:p>
        </draw:connector>
        <draw:custom-shape draw:style-name="gr24" draw:text-style-name="P6" draw:layer="layout" svg:width="5.419cm" svg:height="2.54cm" svg:x="3.979cm" svg:y="24.427cm">
          <text:p text:style-name="P2">Christmas Lights</text:p>
          <text:p text:style-name="P2">(church windows)</text:p>
          <text:p text:style-name="P2">wiring for 202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creation-date>2018-10-26T14:36:50.778789865</meta:creation-date>
    <meta:printed-by>Peter</meta:printed-by>
    <meta:print-date>2018-10-26T15:07:07.880587086</meta:print-date>
    <dc:date>2020-12-01T12:03:37.846609445</dc:date>
    <dc:creator>Peter</dc:creator>
    <meta:editing-duration>PT1H26M58S</meta:editing-duration>
    <meta:editing-cycles>4</meta:editing-cycles>
    <meta:generator>LibreOffice/7.0.2.2$Linux_X86_64 LibreOffice_project/00$Build-2</meta:generator>
    <meta:document-statistic meta:object-count="58"/>
  </office:meta>
</office:document-meta>
</file>